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ze" table:style-name="ta1">
        <table:shapes>
          <draw:frame draw:z-index="0" draw:style-name="gr1" draw:text-style-name="P1" svg:width="745.91pt" svg:height="419.56pt" svg:x="126.57pt" svg:y="422.25pt">
            <draw:object draw:notify-on-update-of-ranges="size.A1:size.A1 size.A2:size.A1000 size.B1:size.B1 size.B2:size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68.64pt" svg:y="66.81pt">
            <draw:object draw:notify-on-update-of-ranges="size.D6:size.D25 size.E6:size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apacity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2T22:11:37.356307501</dc:date>
    <meta:editing-duration>PT2H55M6S</meta:editing-duration>
    <meta:editing-cycles>1</meta:editing-cycles>
    <meta:document-statistic meta:table-count="1" meta:cell-count="208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15cm" svg:height="14.802cm" xlink:href=".." xlink:type="simple" chart:class="chart:line" chart:style-name="ch1">
        <chart:legend chart:legend-position="end" svg:x="23.675cm" svg:y="6.853cm" style:legend-expansion="high" chart:style-name="ch2"/>
        <chart:plot-area chart:style-name="ch3" table:cell-range-address="size.A1:size.B1000" chart:data-source-has-labels="row" svg:x="0.526cm" svg:y="0.296cm" svg:width="22.623cm" svg:height="14.21cm">
          <chartooo:coordinate-region svg:x="1.518cm" svg:y="0.417cm" svg:width="21.631cm" svg:height="13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ze.A2:size.A1000" chart:label-cell-address="size.A1:size.A1" chart:class="chart:line">
            <chart:data-point chart:repeated="999"/>
          </chart:series>
          <chart:series chart:style-name="ch7" chart:values-cell-range-address="size.B2:size.B1000" chart:label-cell-address="size.B1:size.B1" chart:class="chart:line"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ize.A1:size.A1</svg:desc>
                </draw:g>
              </table:table-cell>
              <table:table-cell office:value-type="string">
                <text:p>capacity</text:p>
                <draw:g>
                  <svg:desc>size.B1:siz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ize.A2:size.A1000</svg:desc>
                </draw:g>
              </table:table-cell>
              <table:table-cell office:value-type="float" office:value="1">
                <text:p>1</text:p>
                <draw:g>
                  <svg:desc>size.B2:size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ize.D6:size.E25" chart:data-source-has-labels="column" svg:x="0.32cm" svg:y="0.18cm" svg:width="13.097cm" svg:height="8.64cm">
          <chartooo:coordinate-region svg:x="0.756cm" svg:y="0.379cm" svg:width="12.661cm" svg:height="7.794cm"/>
          <chart:axis chart:dimension="x" chart:name="primary-x" chart:style-name="ch4" chartooo:axis-type="auto">
            <chartooo:date-scale/>
            <chart:categories table:cell-range-address="size.D6:size.D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ze.E6:size.E25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ze.D6:size.D25</svg:desc>
                </draw:g>
              </table:table-cell>
              <table:table-cell office:value-type="float" office:value="5">
                <text:p>5</text:p>
                <draw:g>
                  <svg:desc>size.E6:size.E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